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5C00000205EDDC3BB299C6025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font-size="18pt" style:font-size-asian="18pt" style:font-size-complex="18pt"/>
    </style:style>
    <style:style style:name="P2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7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1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8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81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Image1" text:anchor-type="paragraph" svg:width="17.59cm" svg:height="8.147cm" draw:z-index="0"><draw:image xlink:href="Pictures/100000000000045C00000205EDDC3BB299C6025E.png" xlink:type="simple" xlink:show="embed" xlink:actuate="onLoad" loext:mime-type="image/png"/></draw:frame><draw:frame text:anchor-type="paragraph" draw:z-index="1" draw:name="Shape1" draw:style-name="gr1" draw:text-style-name="P1" svg:width="0.652cm" svg:height="1.08cm" svg:x="0.471cm" svg:y="2.875cm"><draw:text-box><text:p><text:span text:style-name="T1">1</text:span></text:p></draw:text-box></draw:frame><draw:frame text:anchor-type="paragraph" draw:z-index="2" draw:name="Shape2" draw:style-name="gr2" draw:text-style-name="P1" svg:width="0.773cm" svg:height="1.019cm" svg:x="5.233cm" svg:y="3.323cm"><draw:text-box><text:p><text:span text:style-name="T1">2</text:span></text:p></draw:text-box></draw:frame><draw:frame text:anchor-type="paragraph" draw:z-index="3" draw:name="Shape3" draw:style-name="gr3" draw:text-style-name="P1" svg:width="0.735cm" svg:height="0.733cm" svg:x="9.71cm" svg:y="3.302cm"><draw:text-box><text:p><text:span text:style-name="T1">3</text:span></text:p></draw:text-box></draw:frame><draw:frame text:anchor-type="paragraph" draw:z-index="4" draw:name="Shape4" draw:style-name="gr4" draw:text-style-name="P2" svg:width="0.003cm" svg:height="0.489cm" svg:x="16.203cm" svg:y="10.772cm"><draw:text-box><text:p/></draw:text-box></draw:frame><draw:frame text:anchor-type="paragraph" draw:z-index="5" draw:name="Shape5" draw:style-name="gr5" draw:text-style-name="P1" svg:width="0.957cm" svg:height="0.895cm" svg:x="15.206cm" svg:y="3.425cm"><draw:text-box><text:p><text:span text:style-name="T1">4</text:span></text:p></draw:text-box></draw:frame><draw:frame text:anchor-type="paragraph" draw:z-index="6" draw:name="Shape6" draw:style-name="gr6" draw:text-style-name="P1" svg:width="0.611cm" svg:height="0.816cm" svg:x="9.834cm" svg:y="7.149cm"><draw:text-box><text:p><text:span text:style-name="T1">5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0:15:50.587634267</meta:creation-date>
    <dc:date>2020-02-04T10:34:43.334203827</dc:date>
    <meta:editing-duration>PT8M4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